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1.1 Boka lägenhet</text:p>
      <text:p text:style-name="P1">En kund som vill boka lägenheten en period väljer en period som är ledig och fyller i ett bokningsformulär med uppgifter om sig själv, önskad period samt önskade tillvalstjänster. Perioden markeras som upptagen.</text:p>
      <text:p text:style-name="P1"/>
      <text:p text:style-name="P1">Primär Aktör</text:p>
      <text:p text:style-name="P1">Kund</text:p>
      <text:p text:style-name="P1"/>
      <text:p text:style-name="P1">Huvudscenario</text:p>
      <text:list xml:id="list8240525435376350792" text:style-name="L1">
        <text:list-item>
          <text:p text:style-name="P3">Kunden vill boka lägenheten</text:p>
        </text:list-item>
        <text:list-item>
          <text:p text:style-name="P3">Systemet visar när lägenheten är ledig respektive bokad</text:p>
        </text:list-item>
        <text:list-item>
          <text:p text:style-name="P3">Kunden fyller i formulär med personuppgifter, bokningsperiod och önskade tillval.</text:p>
        </text:list-item>
        <text:list-item>
          <text:p text:style-name="P4"><text:span text:style-name="T1">Systemet <text:s/>kontrollerar att inmatad data överensstämmer med </text:span><text:span text:style-name="T2">krav på inmatning (</text:span><text:a xlink:type="simple" xlink:href="https://github.com/lo222fj/Uppgift-234/blob/master/Definitioner.odt"><text:span text:style-name="T2">https://github.com/lo222fj/Uppgift-234/blob/master/Definitioner.odt</text:span></text:a><text:span text:style-name="T2"> )</text:span><text:span text:style-name="T1">, visar kunden de val denne gjort och ber kunden bekräfta att data och önskemål är korrekt.</text:span></text:p>
        </text:list-item>
        <text:list-item>
          <text:p text:style-name="P3">Kunden bekräftar.</text:p>
        </text:list-item>
        <text:list-item>
          <text:p text:style-name="P3">Systemet sparar informationen.</text:p>
        </text:list-item>
      </text:list>
      <text:p text:style-name="P1"/>
      <text:p text:style-name="P1">Alternativ</text:p>
      <text:p text:style-name="P1">3a Kunden fyller inte i bokningsperiod utan väljer att skriva ett meddelande.</text:p>
      <text:p text:style-name="Standard"><text:span text:style-name="T1">Systemet </text:span><text:span text:style-name="T3">skickar meddelandet till hemsidans mailadress samt visar kunden ett meddelande om att meddelandet är skickat och att svar kommer inom kort.</text:span></text:p>
      <text:p text:style-name="P5"/>
      <text:p text:style-name="P5">3b Kunden fyller i felaktiga och/eller ofullständiga uppgifter.</text:p>
      <text:p text:style-name="P5">Systemet meddelar vilka fält som inte är korrekt ifyllda.</text:p>
      <text:p text:style-name="P6"/>
      <text:p text:style-name="P6"/>
      <text:p text:style-name="P1">Systemet meddelar kunden att perioden inte kan boka</text:p>
      <text:p text:style-name="P1"/>
      <text:p text:style-name="P1">3b Kunden fyller i bristfälliga uppgifter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09T18:38:58.96</meta:creation-date>
    <dc:date>2013-12-11T18:21:28.80</dc:date>
    <dc:creator>Lotta Onsö</dc:creator>
    <meta:editing-duration>PT9H1M</meta:editing-duration>
    <meta:editing-cycles>6</meta:editing-cycles>
    <meta:generator>OpenOffice/4.0.0$Win32 OpenOffice.org_project/400m3$Build-9702</meta:generator>
    <meta:document-statistic meta:table-count="0" meta:image-count="0" meta:object-count="0" meta:page-count="1" meta:paragraph-count="18" meta:word-count="167" meta:character-count="1166"/>
  </office:meta>
</office:document-meta>
</file>